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onverterBitmap2G2D.convert( Image src , Map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mageConverterBitmap2G2D.getSource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Bitmap2G2D.paint( Graphics2D g2d , Rectangle2D are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ageConverterBitmap2G2D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Bitmap2G2D.getIm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